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validat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.setFeature( String name ,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getFeatur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lidator.setProperty( String name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